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B2000001AAB73D3E9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cm" svg:height="18.6cm" svg:x="0.6cm" svg:y="1.2cm">
          <draw:image xlink:href="Pictures/10000000000002B2000001AAB73D3E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2-08T15:16:12</meta:creation-date>
    <dc:date>2013-02-08T15:48:12</dc:date>
    <dc:creator>Jefferson Gomes</dc:creator>
    <meta:editing-duration>P0D</meta:editing-duration>
    <meta:editing-cycles>2</meta:editing-cycles>
    <meta:generator>LibreOffice/3.5$Linux_X86_64 LibreOffice_project/350m1$Build-2</meta:generator>
    <meta:document-statistic meta:object-count="24"/>
  </office:meta>
</office:document-meta>
</file>